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200000080F2A4DE3E20026AC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 Medium" svg:font-family="'Roboto Condensed Medium'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ecdd7b" draw:textarea-horizontal-align="justify" draw:textarea-vertical-align="middle" draw:auto-grow-height="false" fo:min-height="1.138cm" fo:min-width="1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ecdd7b" draw:textarea-horizontal-align="justify" draw:textarea-vertical-align="middle" draw:auto-grow-height="false" fo:min-height="0.997cm" fo:min-width="1.424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2.727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24284b" draw:textarea-horizontal-align="justify" draw:textarea-vertical-align="middle" draw:auto-grow-height="false" fo:min-height="0.25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81cm" svg:stroke-color="#000000" draw:marker-start="Arrowheads_20_2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ce8147" draw:textarea-horizontal-align="justify" draw:textarea-vertical-align="middle" draw:auto-grow-height="false" fo:min-height="1.138cm" fo:min-width="1.448cm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254cm, 0cm, 0cm)" draw:image-opacity="100%" style:mirror="none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ecdd7b" loext:fill-use-slide-background="false" draw:textarea-horizontal-align="justify" draw:textarea-vertical-align="middle" draw:auto-grow-height="false" fo:min-height="0.997cm" fo:min-width="0.674cm" fo:padding-top="0.151cm" fo:padding-bottom="0.151cm" fo:padding-left="0.276cm" fo:padding-right="0.276cm" style:writing-mode="lr-tb"/>
      <style:paragraph-properties style:writing-mode="lr-tb"/>
    </style:style>
    <style:style style:name="P1" style:family="paragraph">
      <loext:graphic-properties draw:fill="solid" draw:fill-color="#ecdd7b"/>
      <style:paragraph-properties fo:text-align="center"/>
    </style:style>
    <style:style style:name="P2" style:family="paragraph">
      <loext:graphic-properties draw:fill="none" draw:fill-color="#ffffff"/>
      <style:text-properties style:font-name="Roboto Condensed Mediu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24284b"/>
      <style:paragraph-properties fo:text-align="center"/>
    </style:style>
    <style:style style:name="P5" style:family="paragraph">
      <loext:graphic-properties draw:fill="solid" draw:fill-color="#ce8147"/>
      <style:paragraph-properties fo:text-align="center"/>
    </style:style>
    <style:style style:name="P6" style:family="paragraph">
      <style:paragraph-properties fo:text-align="end"/>
      <style:text-properties fo:font-weight="bold" style:font-weight-asian="bold" style:font-weight-complex="bold"/>
    </style:style>
    <style:style style:name="P7" style:family="paragraph">
      <loext:graphic-properties draw:fill="none" draw:fill-color="#ecdd7b"/>
      <style:paragraph-properties fo:text-align="end" style:writing-mode="lr-tb"/>
      <style:text-properties fo:font-weight="bold" style:font-weight-asian="bold" style:font-weight-complex="bold"/>
    </style:style>
    <style:style style:name="T1" style:family="text">
      <style:text-properties style:font-name="Roboto Condensed Medium" fo:font-size="66pt" style:font-size-asian="66pt" style:font-size-complex="66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cm" svg:height="1.44cm" svg:x="0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cm" svg:height="1.44cm" svg:x="4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976cm" svg:height="1.299cm" svg:x="4.024cm" svg:y="8.2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cm" svg:height="2.977cm" svg:x="0.074cm" svg:y="4.85cm">
          <draw:text-box>
            <text:p><text:span text:style-name="T1">Delib WG</text:span></text:p>
          </draw:text-box>
        </draw:frame>
        <draw:connector draw:style-name="gr4" draw:text-style-name="P3" draw:layer="layout" draw:type="curve" svg:x1="3.5cm" svg:y1="1.94cm" svg:x2="1.5cm" svg:y2="3cm" draw:start-shape="id1" draw:start-glue-point="2" draw:end-shape="id2" draw:end-glue-point="0" svg:d="M3500 1940c0 795-2000 265-2000 1060" svg:viewBox="0 0 2001 1061">
          <text:p/>
        </draw:connector>
        <draw:connector draw:style-name="gr4" draw:text-style-name="P3" draw:layer="layout" draw:type="curve" svg:x1="3.5cm" svg:y1="1.94cm" svg:x2="5.5cm" svg:y2="3cm" draw:start-shape="id1" draw:start-glue-point="2" draw:end-shape="id3" draw:end-glue-point="0" svg:d="M3500 1940c0 795 2000 265 2000 1060" svg:viewBox="0 0 2001 1061">
          <text:p/>
        </draw:connector>
        <draw:connector draw:style-name="gr4" draw:text-style-name="P3" draw:layer="layout" draw:type="curve" svg:x1="5.012cm" svg:y1="8.201cm" svg:x2="5.5cm" svg:y2="4.44cm" draw:start-shape="id4" draw:start-glue-point="0" draw:end-shape="id3" draw:end-glue-point="2" svg:d="M5012 8201c0-2821 488-941 488-3761" svg:viewBox="0 0 489 3762">
          <text:p/>
        </draw:connector>
        <draw:custom-shape draw:style-name="gr5" draw:text-style-name="P4" xml:id="id5" draw:id="id5" draw:layer="layout" svg:width="1cm" svg:height="1cm" svg:x="0.5cm" svg:y="8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1.5cm" svg:y1="8.85cm" svg:x2="4.024cm" svg:y2="8.85cm" draw:start-shape="id5" draw:start-glue-point="7" draw:end-shape="id4" draw:end-glue-point="3" svg:d="M1500 8850h2524" svg:viewBox="0 0 2525 1">
          <text:p/>
        </draw:connector>
        <draw:custom-shape draw:style-name="gr7" draw:text-style-name="P5" xml:id="id1" draw:id="id1" draw:layer="layout" svg:width="2cm" svg:height="1.44cm" svg:x="2.5cm" svg:y="0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41cm" svg:height="2.654cm" draw:transform="rotate (-3.14159265358979) translate (9.5cm 3.154cm)">
          <draw:image xlink:href="Pictures/10000001000001E200000080F2A4DE3E20026ACD.png" xlink:type="simple" xlink:show="embed" xlink:actuate="onLoad" draw:mime-type="image/png">
            <text:p/>
          </draw:image>
        </draw:frame>
        <draw:custom-shape draw:style-name="gr9" draw:text-style-name="P7" xml:id="id6" draw:id="id6" draw:layer="layout" svg:width="1.226cm" svg:height="1.299cm" svg:x="8.25cm" svg:y="8.201cm">
          <text:p text:style-name="P6"><text:span text:style-name="T2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6cm" svg:y1="8.85cm" svg:x2="8.25cm" svg:y2="8.85cm" draw:start-shape="id4" draw:start-glue-point="1" draw:end-shape="id6" draw:end-glue-point="3" svg:d="M6000 8850h2250" svg:viewBox="0 0 225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 Medium" svg:font-family="'Roboto Condensed Medium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0:39:59.293467155</meta:creation-date>
    <dc:date>2023-04-04T14:39:43.240069831</dc:date>
    <meta:editing-duration>PT1H11M9S</meta:editing-duration>
    <meta:editing-cycles>3</meta:editing-cycles>
    <meta:generator>LibreOffice/7.5.1.2$Linux_X86_64 LibreOffice_project/81bce3cd17f5e01886721863a4fa0d99f91033a6</meta:generator>
    <meta:document-statistic meta:object-count="13"/>
  </office:meta>
</office:document-meta>
</file>